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>
      <loext:graphic-properties draw:fill="solid" draw:fill-color="#f1f3f4" draw:opacity="100%"/>
      <style:paragraph-properties fo:margin-top="0cm" fo:margin-bottom="0cm" style:contextual-spacing="false" fo:line-height="138%" fo:background-color="#f1f3f4" style:writing-mode="lr-tb"/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style:text-blinking="false" fo:background-color="transparent"/>
    </style:style>
    <style:style style:name="P3" style:family="paragraph" style:parent-style-name="Text_20_body">
      <loext:graphic-properties draw:fill="solid" draw:fill-color="#f1f3f4" draw:opacity="100%"/>
      <style:paragraph-properties fo:margin-top="0cm" fo:margin-bottom="0cm" style:contextual-spacing="false" fo:line-height="138%" fo:text-align="center" style:justify-single-word="false" fo:background-color="#f1f3f4" style:writing-mode="lr-tb"/>
    </style:style>
    <style:style style:name="P4" style:family="paragraph" style:parent-style-name="Text_20_body">
      <loext:graphic-properties draw:fill="solid" draw:fill-color="#f1f3f4" draw:opacity="100%"/>
      <style:paragraph-properties fo:margin-top="0cm" fo:margin-bottom="0cm" style:contextual-spacing="false" fo:line-height="138%" fo:background-color="#f1f3f4" style:writing-mode="lr-tb"/>
    </style:style>
    <style:style style:name="P5" style:family="paragraph" style:parent-style-name="Text_20_body">
      <style:text-properties fo:font-weight="normal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style:text-blinking="false" fo:background-color="transparent"/>
    </style:style>
    <style:style style:name="P7" style:family="paragraph" style:parent-style-name="Text_20_body">
      <loext:graphic-properties draw:fill="solid" draw:fill-color="#f1f3f4" draw:opacity="100%"/>
      <style:paragraph-properties fo:margin-top="0cm" fo:margin-bottom="0cm" style:contextual-spacing="false" fo:line-height="138%" fo:background-color="#f1f3f4" style:writing-mode="lr-tb"/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officeooo:paragraph-rsid="00200f7d" style:text-blinking="false" fo:background-color="transparent"/>
    </style:style>
    <style:style style:name="P8" style:family="paragraph" style:parent-style-name="Text_20_body">
      <loext:graphic-properties draw:fill="solid" draw:fill-color="#f1f3f4" draw:opacity="100%"/>
      <style:paragraph-properties fo:margin-top="0cm" fo:margin-bottom="0cm" style:contextual-spacing="false" fo:line-height="138%" fo:background-color="#f1f3f4" style:writing-mode="lr-tb"/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6">
      <loext:graphic-properties draw:fill="solid" draw:fill-color="#f1f3f4" draw:opacity="100%"/>
      <style:paragraph-properties fo:margin-top="0cm" fo:margin-bottom="0cm" style:contextual-spacing="false" fo:line-height="138%" fo:background-color="#f1f3f4" style:writing-mode="lr-tb"/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officeooo:paragraph-rsid="00200f7d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officeooo:rsid="00197e11" officeooo:paragraph-rsid="00197e11" style:text-blinking="false" fo:background-color="transparent"/>
    </style:style>
    <style:style style:name="P11" style:family="paragraph" style:parent-style-name="Text_20_body" style:list-style-name="L3">
      <loext:graphic-properties draw:fill="solid" draw:fill-color="#f1f3f4" draw:opacity="100%"/>
      <style:paragraph-properties fo:margin-top="0cm" fo:margin-bottom="0cm" style:contextual-spacing="false" fo:line-height="138%" fo:background-color="#f1f3f4" style:writing-mode="lr-tb"/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officeooo:rsid="00197e11" officeooo:paragraph-rsid="00197e11" style:text-blinking="false" fo:background-color="transparent"/>
    </style:style>
    <style:style style:name="P12" style:family="paragraph" style:parent-style-name="Text_20_body" style:list-style-name="L3">
      <loext:graphic-properties draw:fill="solid" draw:fill-color="#f1f3f4" draw:opacity="100%"/>
      <style:paragraph-properties fo:margin-top="0cm" fo:margin-bottom="0cm" style:contextual-spacing="false" fo:line-height="138%" fo:background-color="#f1f3f4" style:writing-mode="lr-tb"/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officeooo:rsid="00197e11" officeooo:paragraph-rsid="001d87f7" style:text-blinking="false" fo:background-color="transparent"/>
    </style:style>
    <style:style style:name="P13" style:family="paragraph" style:parent-style-name="Text_20_body" style:list-style-name="L3">
      <loext:graphic-properties draw:fill="solid" draw:fill-color="#f1f3f4" draw:opacity="100%"/>
      <style:paragraph-properties fo:margin-top="0cm" fo:margin-bottom="0cm" style:contextual-spacing="false" fo:line-height="138%" fo:background-color="#f1f3f4" style:writing-mode="lr-tb"/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officeooo:rsid="001b1216" officeooo:paragraph-rsid="001b1216" style:text-blinking="false" fo:background-color="transparent"/>
    </style:style>
    <style:style style:name="P14" style:family="paragraph" style:parent-style-name="Text_20_body" style:list-style-name="L3">
      <loext:graphic-properties draw:fill="solid" draw:fill-color="#f1f3f4" draw:opacity="100%"/>
      <style:paragraph-properties fo:margin-top="0cm" fo:margin-bottom="0cm" style:contextual-spacing="false" fo:line-height="138%" fo:background-color="#f1f3f4" style:writing-mode="lr-tb"/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officeooo:rsid="001b1216" officeooo:paragraph-rsid="001d295f" style:text-blinking="false" fo:background-color="transparent"/>
    </style:style>
    <style:style style:name="P15" style:family="paragraph" style:parent-style-name="Text_20_body" style:list-style-name="L1">
      <loext:graphic-properties draw:fill="solid" draw:fill-color="#f1f3f4" draw:opacity="100%"/>
      <style:paragraph-properties fo:margin-top="0cm" fo:margin-bottom="0cm" style:contextual-spacing="false" fo:line-height="138%" fo:background-color="#f1f3f4" style:writing-mode="lr-tb"/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officeooo:rsid="001b2fbf" officeooo:paragraph-rsid="001b2fbf" style:text-blinking="false" fo:background-color="transparent"/>
    </style:style>
    <style:style style:name="P16" style:family="paragraph" style:parent-style-name="Text_20_body" style:list-style-name="L3">
      <loext:graphic-properties draw:fill="solid" draw:fill-color="#f1f3f4" draw:opacity="100%"/>
      <style:paragraph-properties fo:margin-top="0cm" fo:margin-bottom="0cm" style:contextual-spacing="false" fo:line-height="138%" fo:background-color="#f1f3f4" style:writing-mode="lr-tb"/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officeooo:rsid="001b2fbf" officeooo:paragraph-rsid="001b2fbf" style:text-blinking="false" fo:background-color="transparent"/>
    </style:style>
    <style:style style:name="P17" style:family="paragraph" style:parent-style-name="Text_20_body" style:list-style-name="L3">
      <loext:graphic-properties draw:fill="solid" draw:fill-color="#f1f3f4" draw:opacity="100%"/>
      <style:paragraph-properties fo:margin-top="0cm" fo:margin-bottom="0cm" style:contextual-spacing="false" fo:line-height="138%" fo:background-color="#f1f3f4" style:writing-mode="lr-tb"/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officeooo:rsid="001d295f" officeooo:paragraph-rsid="001d295f" style:text-blinking="false" fo:background-color="transparent"/>
    </style:style>
    <style:style style:name="P18" style:family="paragraph" style:parent-style-name="Text_20_body" style:list-style-name="L3">
      <loext:graphic-properties draw:fill="solid" draw:fill-color="#f1f3f4" draw:opacity="100%"/>
      <style:paragraph-properties fo:margin-top="0cm" fo:margin-bottom="0cm" style:contextual-spacing="false" fo:line-height="138%" fo:background-color="#f1f3f4" style:writing-mode="lr-tb"/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officeooo:rsid="001d295f" officeooo:paragraph-rsid="001d87f7" style:text-blinking="false" fo:background-color="transparent"/>
    </style:style>
    <style:style style:name="P19" style:family="paragraph" style:parent-style-name="Text_20_body" style:list-style-name="L6">
      <loext:graphic-properties draw:fill="solid" draw:fill-color="#f1f3f4" draw:opacity="100%"/>
      <style:paragraph-properties fo:margin-top="0cm" fo:margin-bottom="0cm" style:contextual-spacing="false" fo:line-height="138%" fo:background-color="#f1f3f4" style:writing-mode="lr-tb"/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officeooo:rsid="00200f7d" officeooo:paragraph-rsid="00200f7d" style:text-blinking="false" fo:background-color="transparent"/>
    </style:style>
    <style:style style:name="P20" style:family="paragraph" style:parent-style-name="Text_20_body">
      <loext:graphic-properties draw:fill="solid" draw:fill-color="#f1f3f4" draw:opacity="100%"/>
      <style:paragraph-properties fo:margin-top="0cm" fo:margin-bottom="0cm" style:contextual-spacing="false" fo:line-height="138%" fo:background-color="#f1f3f4" style:writing-mode="lr-tb"/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officeooo:rsid="002cadf8" officeooo:paragraph-rsid="002cadf8" style:text-blinking="false" fo:background-color="transparent"/>
    </style:style>
    <style:style style:name="P21" style:family="paragraph" style:parent-style-name="Text_20_body" style:list-style-name="L8">
      <loext:graphic-properties draw:fill="solid" draw:fill-color="#f1f3f4" draw:opacity="100%"/>
      <style:paragraph-properties fo:margin-top="0cm" fo:margin-bottom="0cm" style:contextual-spacing="false" fo:line-height="138%" fo:background-color="#f1f3f4" style:writing-mode="lr-tb"/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officeooo:rsid="002cadf8" officeooo:paragraph-rsid="002cadf8" style:text-blinking="false" fo:background-color="transparent"/>
    </style:style>
    <style:style style:name="P22" style:family="paragraph" style:parent-style-name="Text_20_body" style:list-style-name="L8">
      <loext:graphic-properties draw:fill="solid" draw:fill-color="#f1f3f4" draw:opacity="100%"/>
      <style:paragraph-properties fo:margin-top="0cm" fo:margin-bottom="0cm" style:contextual-spacing="false" fo:line-height="138%" fo:background-color="#f1f3f4" style:writing-mode="lr-tb"/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officeooo:rsid="002e3d67" officeooo:paragraph-rsid="002e3d67" style:text-blinking="false" fo:background-color="transparent"/>
    </style:style>
    <style:style style:name="P23" style:family="paragraph" style:parent-style-name="Text_20_body" style:list-style-name="L9">
      <loext:graphic-properties draw:fill="solid" draw:fill-color="#f1f3f4" draw:opacity="100%"/>
      <style:paragraph-properties fo:margin-top="0cm" fo:margin-bottom="0cm" style:contextual-spacing="false" fo:line-height="138%" fo:background-color="#f1f3f4" style:writing-mode="lr-tb"/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officeooo:rsid="002fd0ad" officeooo:paragraph-rsid="002fd0ad" style:text-blinking="false" fo:background-color="transparent"/>
    </style:style>
    <style:style style:name="P24" style:family="paragraph" style:parent-style-name="Text_20_body" style:list-style-name="L9">
      <loext:graphic-properties draw:fill="solid" draw:fill-color="#f1f3f4" draw:opacity="100%"/>
      <style:paragraph-properties fo:margin-top="0cm" fo:margin-bottom="0cm" style:contextual-spacing="false" fo:line-height="138%" fo:background-color="#f1f3f4" style:writing-mode="lr-tb"/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officeooo:rsid="00311106" officeooo:paragraph-rsid="00311106" style:text-blinking="false" fo:background-color="transparent"/>
    </style:style>
    <style:style style:name="P25" style:family="paragraph" style:parent-style-name="Text_20_body" style:list-style-name="L9">
      <loext:graphic-properties draw:fill="solid" draw:fill-color="#f1f3f4" draw:opacity="100%"/>
      <style:paragraph-properties fo:margin-top="0cm" fo:margin-bottom="0cm" style:contextual-spacing="false" fo:line-height="138%" fo:background-color="#f1f3f4" style:writing-mode="lr-tb"/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officeooo:rsid="0031c4b6" officeooo:paragraph-rsid="0031c4b6" style:text-blinking="false" fo:background-color="transparent"/>
    </style:style>
    <style:style style:name="P26" style:family="paragraph" style:parent-style-name="Text_20_body" style:list-style-name="L3">
      <loext:graphic-properties draw:fill="solid" draw:fill-color="#f1f3f4" draw:opacity="100%"/>
      <style:paragraph-properties fo:margin-top="0cm" fo:margin-bottom="0cm" style:contextual-spacing="false" fo:line-height="138%" fo:background-color="#f1f3f4" style:writing-mode="lr-tb"/>
      <style:text-properties officeooo:paragraph-rsid="001d87f7"/>
    </style:style>
    <style:style style:name="P27" style:family="paragraph" style:parent-style-name="Text_20_body" style:list-style-name="L7">
      <loext:graphic-properties draw:fill="solid" draw:fill-color="#f1f3f4" draw:opacity="100%"/>
      <style:paragraph-properties fo:margin-top="0cm" fo:margin-bottom="0cm" style:contextual-spacing="false" fo:line-height="138%" fo:background-color="#f1f3f4" style:writing-mode="lr-tb"/>
      <style:text-properties officeooo:paragraph-rsid="002ac680"/>
    </style:style>
    <style:style style:name="P28" style:family="paragraph" style:parent-style-name="Text_20_body" style:list-style-name="L9">
      <loext:graphic-properties draw:fill="solid" draw:fill-color="#f1f3f4" draw:opacity="100%"/>
      <style:paragraph-properties fo:margin-top="0cm" fo:margin-bottom="0cm" style:contextual-spacing="false" fo:line-height="138%" fo:background-color="#f1f3f4" style:writing-mode="lr-tb"/>
      <style:text-properties officeooo:paragraph-rsid="00311106"/>
    </style:style>
    <style:style style:name="P29" style:family="paragraph" style:parent-style-name="Text_20_body" style:list-style-name="L7">
      <loext:graphic-properties draw:fill="solid" draw:fill-color="#f1f3f4" draw:opacity="100%"/>
      <style:paragraph-properties fo:margin-top="0cm" fo:margin-bottom="0cm" style:contextual-spacing="false" fo:line-height="138%" fo:background-color="#f1f3f4" style:writing-mode="lr-tb"/>
      <style:text-properties officeooo:rsid="0021a507" officeooo:paragraph-rsid="0021a507"/>
    </style:style>
    <style:style style:name="P30" style:family="paragraph" style:parent-style-name="Text_20_body" style:list-style-name="L7">
      <loext:graphic-properties draw:fill="solid" draw:fill-color="#f1f3f4" draw:opacity="100%"/>
      <style:paragraph-properties fo:margin-top="0cm" fo:margin-bottom="0cm" style:contextual-spacing="false" fo:line-height="138%" fo:background-color="#f1f3f4" style:writing-mode="lr-tb"/>
      <style:text-properties officeooo:rsid="0024702f" officeooo:paragraph-rsid="0024702f"/>
    </style:style>
    <style:style style:name="P31" style:family="paragraph" style:parent-style-name="Text_20_body" style:list-style-name="L7">
      <loext:graphic-properties draw:fill="solid" draw:fill-color="#f1f3f4" draw:opacity="100%"/>
      <style:paragraph-properties fo:margin-top="0cm" fo:margin-bottom="0cm" style:contextual-spacing="false" fo:line-height="138%" fo:background-color="#f1f3f4" style:writing-mode="lr-tb"/>
      <style:text-properties officeooo:rsid="00265b71" officeooo:paragraph-rsid="00265b71"/>
    </style:style>
    <style:style style:name="P32" style:family="paragraph" style:parent-style-name="Text_20_body" style:list-style-name="L7">
      <loext:graphic-properties draw:fill="solid" draw:fill-color="#f1f3f4" draw:opacity="100%"/>
      <style:paragraph-properties fo:margin-top="0cm" fo:margin-bottom="0cm" style:contextual-spacing="false" fo:line-height="138%" fo:background-color="#f1f3f4" style:writing-mode="lr-tb"/>
      <style:text-properties officeooo:rsid="002745e2" officeooo:paragraph-rsid="002745e2"/>
    </style:style>
    <style:style style:name="P33" style:family="paragraph" style:parent-style-name="Text_20_body" style:list-style-name="L7">
      <loext:graphic-properties draw:fill="solid" draw:fill-color="#f1f3f4" draw:opacity="100%"/>
      <style:paragraph-properties fo:margin-top="0cm" fo:margin-bottom="0cm" style:contextual-spacing="false" fo:line-height="138%" fo:background-color="#f1f3f4" style:writing-mode="lr-tb"/>
      <style:text-properties officeooo:rsid="0028edd7" officeooo:paragraph-rsid="0028edd7"/>
    </style:style>
    <style:style style:name="P34" style:family="paragraph" style:parent-style-name="Text_20_body" style:list-style-name="L7">
      <loext:graphic-properties draw:fill="solid" draw:fill-color="#f1f3f4" draw:opacity="100%"/>
      <style:paragraph-properties fo:margin-top="0cm" fo:margin-bottom="0cm" style:contextual-spacing="false" fo:line-height="138%" fo:background-color="#f1f3f4" style:writing-mode="lr-tb"/>
      <style:text-properties officeooo:rsid="002ac680" officeooo:paragraph-rsid="002ac680"/>
    </style:style>
    <style:style style:name="T1" style:family="text">
      <style:text-properties officeooo:rsid="001b1216"/>
    </style:style>
    <style:style style:name="T2" style:family="text">
      <style:text-properties officeooo:rsid="001b2fbf"/>
    </style:style>
    <style:style style:name="T3" style:family="text">
      <style:text-properties officeooo:rsid="001d295f"/>
    </style:style>
    <style:style style:name="T4" style:family="text">
      <style:text-properties officeooo:rsid="001d87f7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officeooo:rsid="001d295f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officeooo:rsid="001d87f7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officeooo:rsid="002ac680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officeooo:rsid="00311106" style:text-blinking="false" fo:background-color="transparent" loext:char-shading-value="0"/>
    </style:style>
    <style:style style:name="T9" style:family="text">
      <style:text-properties officeooo:rsid="00200f7d"/>
    </style:style>
    <style:style style:name="T10" style:family="text">
      <style:text-properties officeooo:rsid="0021a507"/>
    </style:style>
    <style:style style:name="T11" style:family="text">
      <style:text-properties officeooo:rsid="0024702f"/>
    </style:style>
    <style:style style:name="T12" style:family="text">
      <style:text-properties officeooo:rsid="00265b71"/>
    </style:style>
    <style:style style:name="T13" style:family="text">
      <style:text-properties officeooo:rsid="002745e2"/>
    </style:style>
    <style:style style:name="T14" style:family="text">
      <style:text-properties officeooo:rsid="0028edd7"/>
    </style:style>
    <style:style style:name="T15" style:family="text">
      <style:text-properties officeooo:rsid="002ac680"/>
    </style:style>
    <style:style style:name="T16" style:family="text">
      <style:text-properties officeooo:rsid="002e3d67"/>
    </style:style>
    <style:style style:name="T17" style:family="text">
      <style:text-properties officeooo:rsid="00311106"/>
    </style:style>
    <style:style style:name="T18" style:family="text">
      <style:text-properties officeooo:rsid="0031c4b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luno: Filipe de Sá Mascarenhas</text:p>
      <text:p text:style-name="P1"/>
      <text:p text:style-name="P1"><text:bookmark text:name="docs-internal-guid-77c7fb6b-7fff-f770-5556-e49f6c33313d"/>Exercícios de Fixação e entendimento.</text:p>
      <text:p text:style-name="P3"/>
      <text:p text:style-name="P4"/>
      <text:p text:style-name="P2">1) Crie uma sequência lógica para tomar banho:</text:p>
      <text:p text:style-name="P2"/>
      <text:list xml:id="list4179061138" text:style-name="L3">
        <text:list-item>
          <text:p text:style-name="P17">INÍCIO DA TAREFA “TOMAR BANHO”.</text:p>
        </text:list-item>
        <text:list-item>
          <text:p text:style-name="P11">Identifique necessidade de banho:</text:p>
          <text:list>
            <text:list-item>
              <text:p text:style-name="P11">Se “<text:span text:style-name="T2">SIM”</text:span>, vá para o banheiro tomar banho.</text:p>
            </text:list-item>
            <text:list-item>
              <text:p text:style-name="P11">Se “<text:span text:style-name="T2">NÃO”</text:span>, não vá para o banheiro tomar banho.</text:p>
            </text:list-item>
          </text:list>
        </text:list-item>
        <text:list-item>
          <text:p text:style-name="P11">Verificar se já tem alguém usando “BANHEIRO”:</text:p>
          <text:list>
            <text:list-item>
              <text:p text:style-name="P11">Se “<text:span text:style-name="T2">SIM”</text:span>, esperar sua vez de entrar;</text:p>
            </text:list-item>
            <text:list-item>
              <text:p text:style-name="P11">Se “<text:span text:style-name="T2">NÃO”</text:span>, entrar no banheiro.</text:p>
            </text:list-item>
          </text:list>
        </text:list-item>
        <text:list-item>
          <text:p text:style-name="P11">No banheiro:</text:p>
        </text:list-item>
        <text:list-item>
          <text:p text:style-name="P17">Verificar se objeto “TOALHA” está no “BANHEIRO”:</text:p>
          <text:list>
            <text:list-item>
              <text:p text:style-name="P18">Se “SIM”, proceder para <text:span text:style-name="T4">iniciar etapas de “PREPARO INICIAL DO BANHO”;</text:span></text:p>
            </text:list-item>
            <text:list-item>
              <text:p text:style-name="P18"><text:span text:style-name="T4">Se “NÃO”, ir buscar “TOALHA” no último local em que ela foi armazenada.</text:span></text:p>
            </text:list-item>
          </text:list>
        </text:list-item>
        <text:list-item>
          <text:p text:style-name="P26"><text:span text:style-name="T5">“</text:span><text:span text:style-name="T6">PREPARO INICIAL DO BANHO”:</text:span></text:p>
        </text:list-item>
        <text:list-item>
          <text:p text:style-name="P12"><text:span text:style-name="T4">No “BANHEIRO”:</text:span></text:p>
          <text:list>
            <text:list-item>
              <text:p text:style-name="P12">Tire <text:span text:style-name="T2">objeto “ROUPA” do </text:span><text:span text:style-name="T3">objeto </text:span><text:span text:style-name="T2">“CORPO”</text:span>, e <text:span text:style-name="T3">adicionar “ROUPA” ao objeto “CESTO DE ROUPA SUJA”</text:span>;</text:p>
            </text:list-item>
            <text:list-item>
              <text:p text:style-name="P11">Abra a porta do “<text:span text:style-name="T2">CHUVEIRO”</text:span>;</text:p>
            </text:list-item>
            <text:list-item>
              <text:p text:style-name="P11">Entre na área destinada para “<text:span text:style-name="T2">TOMAR BANHO”</text:span>;</text:p>
            </text:list-item>
            <text:list-item>
              <text:p text:style-name="P11">Feche a porta do “<text:span text:style-name="T2">CHUVEIRO”</text:span>;</text:p>
            </text:list-item>
          </text:list>
        </text:list-item>
        <text:list-item>
          <text:p text:style-name="P11">Verificar se o chuveiro está na temperatura desejada;</text:p>
          <text:list>
            <text:list-item>
              <text:p text:style-name="P11">Se “<text:span text:style-name="T2">SIM”</text:span>, abrir a válvula do chuveiro <text:span text:style-name="T4">para que comece a ser despejada “ÁGUA”;</text:span></text:p>
            </text:list-item>
            <text:list-item>
              <text:p text:style-name="P11">Se “<text:span text:style-name="T2">NÃO”</text:span>, ajustar a temperatura antes de abrir a válvula.</text:p>
            </text:list-item>
          </text:list>
        </text:list-item>
        <text:list-item>
          <text:p text:style-name="P11">Verificar se está saindo água do chuveiro:</text:p>
          <text:list>
            <text:list-item>
              <text:p text:style-name="P11">Se sim, deixar “<text:span text:style-name="T3">ÁGUA”</text:span> cair no “<text:span text:style-name="T3">CORPO”</text:span>, com o objetivo de se molhar <text:span text:style-name="T3">totalmente</text:span>;</text:p>
            </text:list-item>
            <text:list-item>
              <text:p text:style-name="P11">Se não, verificar o motivo, <text:span text:style-name="T3">executando tarefa “VERIFICAR MOTIVOS DE NÃO TER ÁGUA”</text:span>.</text:p>
            </text:list-item>
          </text:list>
        </text:list-item>
        <text:list-item>
          <text:p text:style-name="P11">Pegar o objeto “SABÃO”, para limpar o “CORPO”:</text:p>
          <text:list>
            <text:list-item>
              <text:p text:style-name="P11">Esfregar “SABÃO” no corpo, com atenção as seguintes partes:</text:p>
              <text:list>
                <text:list-item>
                  <text:p text:style-name="P11">Axilas;</text:p>
                </text:list-item>
                <text:list-item>
                  <text:p text:style-name="P16">T<text:span text:style-name="T3">ó</text:span>rax;</text:p>
                </text:list-item>
                <text:list-item>
                  <text:p text:style-name="P11">Orelhas;</text:p>
                </text:list-item>
                <text:list-item>
                  <text:p text:style-name="P11">Rosto;</text:p>
                </text:list-item>
                <text:list-item>
                  <text:p text:style-name="P11">Pernas.</text:p>
                </text:list-item>
              </text:list>
            </text:list-item>
          </text:list>
        </text:list-item>
        <text:list-item>
          <text:p text:style-name="P11">Pegar o objeto “ESCOVÃO”, para limpar as “COSTAS” do “CORPO”:</text:p>
          <text:list>
            <text:list-item>
              <text:p text:style-name="P11">Unificar objeto “SABÃO” com “ESCOVÃO”, esfregando o primeiro nas cerdas do segundo. Temos agora o objeto “ESCOVÃO COM SABÃO”;</text:p>
            </text:list-item>
            <text:list-item>
              <text:p text:style-name="P11"><text:soft-page-break/>Utilizar o objeto “ESCOVÃO COM SABÃO”, fazendo fricções contínuas nas costas até <text:span text:style-name="T1">ficar satisfeito.</text:span></text:p>
            </text:list-item>
          </text:list>
        </text:list-item>
        <text:list-item>
          <text:p text:style-name="P13">Verificar se cabelo precisa ser limpo:</text:p>
          <text:list>
            <text:list-item>
              <text:p text:style-name="P13">Se “<text:span text:style-name="T3">SIM”</text:span>, <text:span text:style-name="T3">pegar </text:span>objeto “XAMPU”;</text:p>
              <text:list>
                <text:list-item>
                  <text:p text:style-name="P14">Abrir a tampa do objeto “XAMPU” e aplicar o conteúdo dele no “CABELO”;</text:p>
                </text:list-item>
                <text:list-item>
                  <text:p text:style-name="P14">Fazer fricções contínuas, para aplicar “XAMPU” em todo o cabelo.</text:p>
                </text:list-item>
              </text:list>
            </text:list-item>
            <text:list-item>
              <text:p text:style-name="P17">Se “NÃO”, dispensar objeto “XAMPU”.</text:p>
            </text:list-item>
          </text:list>
        </text:list-item>
        <text:list-item>
          <text:p text:style-name="P13">Todas as partes do corpo foram limpas?</text:p>
          <text:list>
            <text:list-item>
              <text:p text:style-name="P13">Se “<text:span text:style-name="T3">SIM”</text:span>, enxaguar o “<text:span text:style-name="T2">CORPO”</text:span> para <text:span text:style-name="T2">que vestígios de “XAMPU” e “SABÃO” no corpo sejam retirados;</text:span></text:p>
            </text:list-item>
            <text:list-item>
              <text:p text:style-name="P16">Se <text:span text:style-name="T3">NÃO”</text:span>, verificar se outra parte do “CORPO” precisa de cuidado.</text:p>
            </text:list-item>
          </text:list>
        </text:list-item>
        <text:list-item>
          <text:p text:style-name="P16">Após “CORPO” estar enxaguado:</text:p>
          <text:list>
            <text:list-item>
              <text:p text:style-name="P16">Pegar objeto “TOALHA”;</text:p>
            </text:list-item>
            <text:list-item>
              <text:p text:style-name="P16">Esfregar objeto “TOALHA” no “CORPO”;</text:p>
            </text:list-item>
            <text:list-item>
              <text:p text:style-name="P16">Abrir porta do “CHUVEIRO”;</text:p>
            </text:list-item>
            <text:list-item>
              <text:p text:style-name="P16">Sair da área do “CHUVEIRO”;</text:p>
            </text:list-item>
            <text:list-item>
              <text:p text:style-name="P16">Fechar a porta do “CHUVEIRO”;</text:p>
            </text:list-item>
            <text:list-item>
              <text:p text:style-name="P16">Enxugar sola dos “<text:span text:style-name="T3">PÉS”.</text:span></text:p>
            </text:list-item>
          </text:list>
        </text:list-item>
        <text:list-item>
          <text:p text:style-name="P16">Verificar se tudo está devidamente enxugado:</text:p>
          <text:list>
            <text:list-item>
              <text:p text:style-name="P16">Se “SIM”, cobrir “CORPO” com toalha;</text:p>
            </text:list-item>
            <text:list-item>
              <text:p text:style-name="P16">Se “NÃO”, continuar com a tarefa de “ENXUGAR” o “CORPO”.</text:p>
            </text:list-item>
          </text:list>
        </text:list-item>
        <text:list-item>
          <text:p text:style-name="P16">Com o corpo coberto por “TOALHA”, sair do “BANHEIRO” e proceder para o “QUARTO” para iniciar a tarefa “USAR ROUPA NOVA”</text:p>
        </text:list-item>
        <text:list-item>
          <text:p text:style-name="P16">FIM DA EXECUÇÃO DA TAREFA “TOMAR BANHO”.</text:p>
        </text:list-item>
      </text:list>
      <text:list xml:id="list1379820738" text:style-name="L1">
        <text:list-header>
          <text:p text:style-name="P15"/>
        </text:list-header>
      </text:list>
      <text:p text:style-name="P7">2) Faça um algoritmo para somar dois números e multiplicar o resultado pelo primeiro número </text:p>
      <text:p text:style-name="P7"/>
      <text:list xml:id="list2910871592" text:style-name="L6">
        <text:list-item>
          <text:p text:style-name="P9"><text:span text:style-name="T9">INICIAR PROGRAMA “SOMA DE 2 NÚMEROS E MULTIPLICAÇÃO DO RESULTADO PELO PRIMEIRO NÚMERO”;</text:span></text:p>
        </text:list-item>
        <text:list-item>
          <text:p text:style-name="P19">Perguntar ao usuário qual é o “1º NÚMERO”;</text:p>
        </text:list-item>
        <text:list-item>
          <text:p text:style-name="P19">Perguntar ao usuário qual é o “2º NÚMERO”;</text:p>
        </text:list-item>
        <text:list-item>
          <text:p text:style-name="P19">Realizar a soma do “1º NÚMERO” com o “2º NÚMERO” através da expressão “X + Y”, <text:span text:style-name="T10">onde “X” representa o “1º NÚMERO” e “Y” representa o “2º NÚMERO”;</text:span></text:p>
        </text:list-item>
        <text:list-item>
          <text:p text:style-name="P19">Reservar o valor encontrado no passo anterior em uma variável “Z”;</text:p>
        </text:list-item>
        <text:list-item>
          <text:p text:style-name="P19"><text:span text:style-name="T10">Usar</text:span> o valor de “Z”, <text:span text:style-name="T10">multiplicando-o</text:span> pelo “1º NÚMERO” através da expressão “Z * X”;</text:p>
        </text:list-item>
        <text:list-item>
          <text:p text:style-name="P19">FIM DO PROGRAMA “SOMA DE 2 NÚMEROS E MULTIPLICAÇÃO DO RESULTADO PELO PRIMEIRO NÚMERO”.</text:p>
        </text:list-item>
      </text:list>
      <text:p text:style-name="Text_20_body"/>
      <text:p text:style-name="P2"/>
      <text:p text:style-name="P2"/>
      <text:p text:style-name="P2"/>
      <text:p text:style-name="P2"/>
      <text:p text:style-name="P2"/>
      <text:p text:style-name="P2"><text:soft-page-break/>3)Faça um algoritmo para trocar uma lâmpada. Descreva com detalhes:</text:p>
      <text:p text:style-name="P2"/>
      <text:list xml:id="list3600800669" text:style-name="L7">
        <text:list-item>
          <text:p text:style-name="P29">INICIAR “<text:span text:style-name="T11">VERIFICAÇÃO DE LÂMPADA”</text:span></text:p>
        </text:list-item>
        <text:list-item>
          <text:p text:style-name="P30">Verificar se objeto “LÂMPADA” está com defeito:</text:p>
          <text:list>
            <text:list-item>
              <text:p text:style-name="P30">Se “SIM”, <text:span text:style-name="T13">objeto “LÂMPADA” mudará identificação para “LÂMPADA COM DEFEITO”.</text:span> <text:span text:style-name="T13">I</text:span>niciar tarefa “TROCA DE LÂMPADA”:</text:p>
              <text:list>
                <text:list-item>
                  <text:p text:style-name="P30">Desligar a “<text:span text:style-name="T12">ENERGIA” do cômodo, através do “QUADRO DE ENERGIA”</text:span></text:p>
                </text:list-item>
                <text:list-item>
                  <text:p text:style-name="P31">Pegar objeto “LÂMPADA NOVA” <text:span text:style-name="T13">da “DESPENSA”</text:span>;</text:p>
                </text:list-item>
                <text:list-item>
                  <text:p text:style-name="P32">Pegar objeto “ESCADA” da “DESPENSA”</text:p>
                </text:list-item>
                <text:list-item>
                  <text:p text:style-name="P32">Posicionar objeto “LÂMPADA NOVA”, em local próximo e de fácil acesso a “LÂMPADA COM DEFEITO”</text:p>
                </text:list-item>
                <text:list-item>
                  <text:p text:style-name="P32">Posicionar objeto “ESCADA” abaixo do objeto “LÂMPADA COM DEFEITO”</text:p>
                </text:list-item>
                <text:list-item>
                  <text:p text:style-name="P32">Subir objeto “ESCADA”, para alcançar objeto “LÂMPADA COM DEFEITO”</text:p>
                </text:list-item>
                <text:list-item>
                  <text:p text:style-name="P32">Desenroscar “LÂMPADA COM DEFEITO”</text:p>
                </text:list-item>
                <text:list-item>
                  <text:p text:style-name="P32">Descer de objeto “ESCADA” com objeto “LÂMPADA COM DEFEITO” em mãos</text:p>
                </text:list-item>
                <text:list-item>
                  <text:p text:style-name="P32">Posicionar objeto “LÂMPADA COM DEFEITO”, em local próximo</text:p>
                </text:list-item>
                <text:list-item>
                  <text:p text:style-name="P32">Pegar objeto “LÂMPADA NOVA”</text:p>
                </text:list-item>
                <text:list-item>
                  <text:p text:style-name="P32">Subir objeto “ESCADA” <text:span text:style-name="T14">com objeto “LÂMPADA NOVA” em mãos</text:span></text:p>
                </text:list-item>
                <text:list-item>
                  <text:p text:style-name="P33">Enroscar “LÂMPADA NOVA”</text:p>
                </text:list-item>
                <text:list-item>
                  <text:p text:style-name="P33">Descer de “ESCADA</text:p>
                </text:list-item>
                <text:list-item>
                  <text:p text:style-name="P33">Guardar objeto “ESCADA” na “DESPENSA”</text:p>
                </text:list-item>
                <text:list-item>
                  <text:p text:style-name="P34">Começar a tarefa “DESPEJO DA LÂMPADA COM DEFEITO”:</text:p>
                </text:list-item>
                <text:list-item>
                  <text:p text:style-name="P34">Envolver “LÂMPADA COM DEFEITO” em algo para evitar quebrar – de preferência, usar a mesma caixa que estava guardada a “LÂMPADA NOVA”</text:p>
                </text:list-item>
                <text:list-item>
                  <text:p text:style-name="P34">Identificar na caixa que ali está guardada uma “LÂMPADA COM DEFEITO”, para evitar que quem for manejar resíduos, se machuque;</text:p>
                </text:list-item>
                <text:list-item>
                  <text:p text:style-name="P33">Despejar objeto “LÂMPADA COM DEFEITO” <text:span text:style-name="T15">no topo do objeto “LIXEIRA”</text:span> </text:p>
                </text:list-item>
              </text:list>
            </text:list-item>
            <text:list-item>
              <text:p text:style-name="P30">Se “NÃO”, manter objeto “LÂMPADA”.</text:p>
            </text:list-item>
          </text:list>
        </text:list-item>
        <text:list-item>
          <text:p text:style-name="P27"><text:span text:style-name="T7">FIM DE “TROCA DE LÂMPADA”. </text:span></text:p>
        </text:list-item>
      </text:list>
      <text:p text:style-name="P2"/>
      <text:p text:style-name="P2">4) Crie um algoritmo simulando a troca de o pneu de um carro.</text:p>
      <text:p text:style-name="P2"/>
      <text:list xml:id="list1738635748" text:style-name="L8">
        <text:list-item>
          <text:p text:style-name="P21">INICIAR ALGORITMO “TROCA DE PNEU DE UM CARRO”;</text:p>
        </text:list-item>
        <text:list-item>
          <text:p text:style-name="P21">Parar objeto “CARRO”;</text:p>
        </text:list-item>
        <text:list-item>
          <text:p text:style-name="P21">Abrir “PORTA-MALAS”:</text:p>
          <text:list>
            <text:list-item>
              <text:p text:style-name="P21">Pegar objeto “TRIÂNGULO”;</text:p>
            </text:list-item>
            <text:list-item>
              <text:p text:style-name="P21">Montar objeto “TRIÂNGULO” a 30 metros do carro;</text:p>
            </text:list-item>
            <text:list-item>
              <text:p text:style-name="P21">Voltar para o “CARRO”;</text:p>
            </text:list-item>
            <text:list-item>
              <text:p text:style-name="P21">Pegar objeto “ESTEPE”;</text:p>
            </text:list-item>
            <text:list-item>
              <text:p text:style-name="P21">Levar objeto “ESTEPE” até pneu que precisa ser trocado;</text:p>
            </text:list-item>
            <text:list-item>
              <text:p text:style-name="P21"><text:soft-page-break/><text:span text:style-name="T16">V</text:span>oltar para “PORTA-MALAS”;</text:p>
            </text:list-item>
            <text:list-item>
              <text:p text:style-name="P21">Pegar objeto “MACACO”;</text:p>
            </text:list-item>
            <text:list-item>
              <text:p text:style-name="P21">Levar objeto “MACACO” até pneu que precisa ser trocado;</text:p>
            </text:list-item>
            <text:list-item>
              <text:p text:style-name="P21">Pegar objeto “FERRAMENTAS”;</text:p>
            </text:list-item>
            <text:list-item>
              <text:p text:style-name="P21">Levar objeto “FERRAMENTAS” até pneu que precisa ser trocado.</text:p>
            </text:list-item>
          </text:list>
        </text:list-item>
        <text:list-item>
          <text:p text:style-name="P21">Usar objeto “MACACO” no objeto “CARRO”, para suspender “CARRO”:</text:p>
          <text:list>
            <text:list-item>
              <text:p text:style-name="P21">Desenroscar “PNEU” do objeto “CARRO”;</text:p>
            </text:list-item>
            <text:list-item>
              <text:p text:style-name="P21">Retirar “PNEU COM DEFEITO” do objeto “CARRO”;</text:p>
            </text:list-item>
            <text:list-item>
              <text:p text:style-name="P21">Montar “ESTEPE” no objeto “CARRO”;</text:p>
            </text:list-item>
            <text:list-item>
              <text:p text:style-name="P21">Enroscar “ESTEPE” do objeto “CARRO”.</text:p>
            </text:list-item>
          </text:list>
        </text:list-item>
        <text:list-item>
          <text:p text:style-name="P22">Usar o Objeto “MACACO” no objeto “CARRO”, para abaixar “CARRO”;</text:p>
        </text:list-item>
        <text:list-item>
          <text:p text:style-name="P22">Guardar objetos “PNEU”, “FERRAMENTAS”, e “MACACO” no “PORTA-MALAS”;</text:p>
        </text:list-item>
        <text:list-item>
          <text:p text:style-name="P22">Fechar “PORTA-MALAS”;</text:p>
        </text:list-item>
        <text:list-item>
          <text:p text:style-name="P22">FIM DE “TROCAR PNEU DE CARRO”.</text:p>
        </text:list-item>
      </text:list>
      <text:p text:style-name="P20"/>
      <text:p text:style-name="P2">5)Crie um algoritmo para sacar dinheiro em um caixa eletrônico.</text:p>
      <text:p text:style-name="P2"/>
      <text:list xml:id="list1623125174" text:style-name="L9">
        <text:list-item>
          <text:p text:style-name="P23">INICIANDO “SAQUE EM UM CAIXA ELETRÔNICO”;</text:p>
        </text:list-item>
        <text:list-item>
          <text:p text:style-name="P23">Usuário vai até caixa eletrônico;</text:p>
        </text:list-item>
        <text:list-item>
          <text:p text:style-name="P23">Usuário se identifica no caixa eletrônico <text:span text:style-name="T17">com as credenciais “SENHA” e “CARTÃO”:</text:span></text:p>
          <text:list>
            <text:list-item>
              <text:p text:style-name="P23">Se a identificação não for a mesma do registro de “BANCO”, negar acesso;</text:p>
            </text:list-item>
            <text:list-item>
              <text:p text:style-name="P23">Se a identificação for a mesma, proceder com acesso a conta do <text:span text:style-name="T17">usu</text:span><text:span text:style-name="T18">á</text:span><text:span text:style-name="T17">rio;</text:span></text:p>
            </text:list-item>
          </text:list>
        </text:list-item>
        <text:list-item>
          <text:p text:style-name="P24">Usuário escolhe opção “SAQUE”:</text:p>
          <text:list>
            <text:list-item>
              <text:p text:style-name="P24">“CAIXA” verifica se há cédulas de dinheiro nele:</text:p>
              <text:list>
                <text:list-item>
                  <text:p text:style-name="P28"><text:span text:style-name="T8">Se “SIM”, proceder para opção de informar valor, informando quais cédulas têm disponível:</text:span></text:p>
                  <text:list>
                    <text:list-item>
                      <text:p text:style-name="P24">Esperar pelo usuário inserir o valor a ser sacado;</text:p>
                      <text:list>
                        <text:list-item>
                          <text:p text:style-name="P24">Se valor for superior ao que usuário possui em sua conta bancária e/ou ao que se tem disponível naquele “CAIXA”, informar ao usuário:</text:p>
                        </text:list-item>
                        <text:list-item>
                          <text:p text:style-name="P24">“VALOR SUPERA O QUE SE TEM DISPONÍVEL NA CONTA” se o valor inserido for superior ao que se tem na conta;</text:p>
                        </text:list-item>
                        <text:list-item>
                          <text:p text:style-name="P24">“VALOR SUPERA O QUE SE TEM DISPONÍVEL NO CAIXA” se o valor inserido for superior ao que se tem disponível na conta;</text:p>
                        </text:list-item>
                        <text:list-item>
                          <text:p text:style-name="P24">Ambas as mensagens, se ambas as situações acontecerem;</text:p>
                        </text:list-item>
                      </text:list>
                    </text:list-item>
                    <text:list-item>
                      <text:p text:style-name="P24">Oferecer opções de “SAQUE”, conforme as cédulas disponíveis <text:span text:style-name="T18">em “CAIXA”;</text:span></text:p>
                    </text:list-item>
                    <text:list-item>
                      <text:p text:style-name="P25">Aguardar opção a ser escolhida por usuário;</text:p>
                    </text:list-item>
                  </text:list>
                </text:list-item>
                <text:list-item>
                  <text:p text:style-name="P25">Ejetar cédulas;</text:p>
                </text:list-item>
              </text:list>
            </text:list-item>
            <text:list-item>
              <text:p text:style-name="P24">Se “NÃO”, “ENCERRAR” procedimento “SAQUE”, informando ao usuário “NÃO HÁ CÉDULAS PARA SEREM RETIRADAS AQUI”;</text:p>
            </text:list-item>
          </text:list>
        </text:list-item>
        <text:list-item>
          <text:p text:style-name="P25">FINALIZAR “SAQUE EM UM CAIXA ELETRÔNICO”,</text:p>
        </text:list-item>
      </text:list>
      <text:p text:style-name="P5">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6T23:24:35.256000000</meta:creation-date>
    <dc:date>2023-02-07T11:48:33.993000000</dc:date>
    <meta:editing-duration>PT23M21S</meta:editing-duration>
    <meta:editing-cycles>7</meta:editing-cycles>
    <meta:generator>LibreOffice/7.3.7.2$Windows_X86_64 LibreOffice_project/e114eadc50a9ff8d8c8a0567d6da8f454beeb84f</meta:generator>
    <meta:document-statistic meta:table-count="0" meta:image-count="0" meta:object-count="0" meta:page-count="4" meta:paragraph-count="131" meta:word-count="1203" meta:character-count="6967" meta:non-whitespace-character-count="6011"/>
  </office:meta>
</office:document-meta>
</file>